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A000000384E5E7D8143BCACF71.png" manifest:media-type="image/png"/>
  <manifest:file-entry manifest:full-path="Pictures/10000201000005A000000384048F1F17B911FC20.png" manifest:media-type="image/png"/>
  <manifest:file-entry manifest:full-path="Pictures/10000201000005A000000384861F40D729950EC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6929in" svg:height="4.1827in" draw:z-index="0"><draw:image xlink:href="Pictures/10000201000005A000000384048F1F17B911FC2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draw:frame draw:style-name="fr1" draw:name="Image3" text:anchor-type="paragraph" svg:width="6.6929in" svg:height="4.1827in" draw:z-index="2"><draw:image xlink:href="Pictures/10000201000005A000000384861F40D729950EC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2" draw:name="Image2" text:anchor-type="paragraph" svg:x="0in" svg:y="0.0008in" svg:width="6.6929in" svg:height="4.1827in" draw:z-index="1"><draw:image xlink:href="Pictures/10000201000005A000000384E5E7D8143BCACF7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8T11:29:04.029662450</meta:creation-date>
    <dc:date>2018-11-28T11:48:18.119966585</dc:date>
    <meta:editing-duration>PT9M4S</meta:editing-duration>
    <meta:editing-cycles>1</meta:editing-cycles>
    <meta:document-statistic meta:table-count="0" meta:image-count="3" meta:object-count="0" meta:page-count="2" meta:paragraph-count="0" meta:word-count="0" meta:character-count="0" meta:non-whitespace-character-count="0"/>
    <meta:generator>LibreOffice/6.0.3.2$Linux_X86_64 LibreOffice_project/00m0$Build-2</meta:generator>
  </office:meta>
</office:document-meta>
</file>